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7.659cm" fo:min-width="5.728cm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2.204cm" fo:min-width="4.518cm"/>
    </style:style>
    <style:style style:name="gr3" style:family="graphic" style:parent-style-name="standard">
      <style:graphic-properties draw:fill="solid" draw:fill-color="#ff6600" draw:textarea-horizontal-align="justify" draw:textarea-vertical-align="middle" draw:auto-grow-height="false" fo:min-height="1.285cm" fo:min-width="4.987cm"/>
    </style:style>
    <style:style style:name="gr4" style:family="graphic" style:parent-style-name="objectwithoutfill">
      <style:graphic-properties draw:marker-end="Arrow" draw:marker-end-width="0.3cm" draw:fill="none" draw:fill-color="#ff6600" draw:textarea-vertical-align="middle"/>
    </style:style>
    <style:style style:name="gr5" style:family="graphic" style:parent-style-name="standard">
      <style:graphic-properties draw:fill="solid" draw:fill-color="#ff6600" draw:textarea-horizontal-align="justify" draw:textarea-vertical-align="middle" draw:auto-grow-height="false" fo:min-height="1.25cm" fo:min-width="3.9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7" style:family="graphic" style:parent-style-name="standard">
      <style:graphic-properties draw:fill="solid" draw:fill-color="#ffcc00" draw:textarea-horizontal-align="justify" draw:textarea-vertical-align="middle" draw:auto-grow-height="false" fo:min-height="1.789cm" fo:min-width="4.544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05cm" fo:min-width="18.654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5.924cm" fo:min-width="17.91cm"/>
    </style:style>
    <style:style style:name="gr11" style:family="graphic" style:parent-style-name="standard">
      <style:graphic-properties draw:fill="solid" draw:fill-color="#ff6600" draw:textarea-horizontal-align="justify" draw:textarea-vertical-align="middle" draw:auto-grow-height="false" fo:min-height="1.25cm" fo:min-width="5.4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13" style:family="graphic" style:parent-style-name="standard">
      <style:graphic-properties draw:fill="solid" draw:fill-color="#99ff66" draw:textarea-horizontal-align="justify" draw:textarea-vertical-align="middle" draw:auto-grow-height="false" fo:min-height="4.38cm" fo:min-width="7.383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1.789cm" fo:min-width="4.544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fill-color="#ff99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8.993cm"/>
    </style:style>
    <style:style style:name="gr19" style:family="graphic" style:parent-style-name="standard">
      <style:graphic-properties draw:textarea-horizontal-align="justify" draw:textarea-vertical-align="middle" draw:auto-grow-height="false" fo:min-height="1.789cm" fo:min-width="4.572cm"/>
    </style:style>
    <style:style style:name="gr20" style:family="graphic" style:parent-style-name="standard">
      <style:graphic-properties draw:textarea-horizontal-align="justify" draw:textarea-vertical-align="middle" draw:auto-grow-height="false" fo:min-height="1.789cm" fo:min-width="4.543cm"/>
    </style:style>
    <style:style style:name="gr21" style:family="graphic" style:parent-style-name="standard">
      <style:graphic-properties draw:textarea-horizontal-align="justify" draw:textarea-vertical-align="middle" draw:auto-grow-height="false" fo:min-height="1.679cm" fo:min-width="4.6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8cm" fo:min-width="16.6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82cm"/>
    </style:style>
    <style:style style:name="gr24" style:family="graphic" style:parent-style-name="standard">
      <style:graphic-properties draw:fill="solid" draw:fill-color="#ff6600" draw:textarea-horizontal-align="justify" draw:textarea-vertical-align="middle" draw:auto-grow-height="false" fo:min-height="1.25cm" fo:min-width="3.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722cm"/>
    </style:style>
    <style:style style:name="gr27" style:family="graphic" style:parent-style-name="standard">
      <style:graphic-properties draw:fill="solid" draw:fill-color="#ff6600" draw:textarea-horizontal-align="justify" draw:textarea-vertical-align="middle" draw:auto-grow-height="false" fo:min-height="0.922cm" fo:min-width="3.415cm"/>
    </style:style>
    <style:style style:name="gr28" style:family="graphic" style:parent-style-name="standard">
      <style:graphic-properties draw:textarea-horizontal-align="justify" draw:textarea-vertical-align="middle" draw:auto-grow-height="false" fo:min-height="1.293cm" fo:min-width="4.54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1.293cm" fo:min-width="4.543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98cm" fo:min-width="2.2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6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33" style:family="graphic" style:parent-style-name="standard">
      <style:graphic-properties draw:fill="solid" draw:fill-color="#ffcc00" draw:textarea-horizontal-align="justify" draw:textarea-vertical-align="middle" draw:auto-grow-height="false" fo:min-height="1.267cm" fo:min-width="4.543cm"/>
    </style:style>
    <style:style style:name="gr34" style:family="graphic" style:parent-style-name="standard">
      <style:graphic-properties draw:fill="solid" draw:fill-color="#6699cc" draw:textarea-horizontal-align="justify" draw:textarea-vertical-align="middle" draw:auto-grow-height="false" fo:min-height="1.543cm" fo:min-width="4.5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393cm"/>
    </style:style>
    <style:style style:name="gr36" style:family="graphic" style:parent-style-name="standard">
      <style:graphic-properties draw:fill="solid" draw:fill-color="#cccccc" draw:textarea-horizontal-align="justify" draw:textarea-vertical-align="middle" draw:auto-grow-height="false" fo:min-height="0.922cm" fo:min-width="3.415cm"/>
    </style:style>
    <style:style style:name="gr37" style:family="graphic" style:parent-style-name="objectwithoutfill">
      <style:graphic-properties draw:marker-end="Arrow" draw:marker-end-width="0.3cm" draw:fill="none" draw:fill-color="#ff6600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2cm" fo:min-width="18.8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3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2cm" fo:min-width="17.4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19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7.64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8.69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962cm"/>
    </style:style>
    <style:style style:name="gr58" style:family="graphic" style:parent-style-name="standard">
      <style:graphic-properties draw:fill="solid" draw:fill-color="#ffff99" draw:textarea-horizontal-align="justify" draw:textarea-vertical-align="middle" draw:auto-grow-height="false" fo:min-height="2.34cm" fo:min-width="7.767cm"/>
    </style:style>
    <style:style style:name="gr5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0" style:family="graphic" style:parent-style-name="standard">
      <style:graphic-properties draw:fill="solid" draw:fill-color="#ff6600" draw:textarea-horizontal-align="justify" draw:textarea-vertical-align="middle" draw:auto-grow-height="false" fo:min-height="1.043cm" fo:min-width="2.477cm"/>
    </style:style>
    <style:style style:name="gr61" style:family="graphic" style:parent-style-name="standard">
      <style:graphic-properties draw:fill="solid" draw:fill-color="#ff6600" draw:textarea-horizontal-align="justify" draw:textarea-vertical-align="middle" draw:auto-grow-height="false" fo:min-height="1.042cm" fo:min-width="2.477cm"/>
    </style:style>
    <style:style style:name="gr62" style:family="graphic" style:parent-style-name="standard">
      <style:graphic-properties draw:fill="solid" draw:fill-color="#ff6600" draw:textarea-horizontal-align="justify" draw:textarea-vertical-align="middle" draw:auto-grow-height="false" fo:min-height="1.077cm" fo:min-width="2.477cm"/>
    </style:style>
    <style:style style:name="gr63" style:family="graphic" style:parent-style-name="standard">
      <style:graphic-properties draw:stroke="none" draw:fill="none" fo:min-height="4.97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23cm" fo:min-width="18.51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7.61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57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66"/>
      <style:paragraph-properties fo:text-align="center"/>
      <style:text-properties fo:font-size="18pt"/>
    </style:style>
    <style:style style:name="P4" style:family="paragraph">
      <loext:graphic-properties draw:fill="solid" draw:fill-color="#ff6600"/>
      <style:paragraph-properties fo:text-align="center"/>
      <style:text-properties fo:font-size="18pt"/>
    </style:style>
    <style:style style:name="P5" style:family="paragraph">
      <loext:graphic-properties draw:fill="none" draw:fill-color="#ff6600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ffcc00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99ff66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  <style:text-properties fo:font-size="18pt"/>
    </style:style>
    <style:style style:name="P13" style:family="paragraph">
      <loext:graphic-properties draw:fill="none" draw:fill-color="#ff99ff"/>
      <style:paragraph-properties fo:text-align="center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loext:graphic-properties draw:fill="solid" draw:fill-color="#ffff66"/>
      <style:paragraph-properties fo:text-align="center"/>
    </style:style>
    <style:style style:name="P16" style:family="paragraph">
      <loext:graphic-properties draw:fill="solid" draw:fill-color="#ff6600"/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solid" draw:fill-color="#cccccc"/>
      <style:paragraph-properties fo:text-align="center"/>
      <style:text-properties fo:font-size="18pt"/>
    </style:style>
    <style:style style:name="P19" style:family="paragraph">
      <loext:graphic-properties draw:fill="solid" draw:fill-color="#6699cc"/>
      <style:paragraph-properties fo:text-align="center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8cm" svg:height="7.909cm" svg:x="1.82cm" svg:y="3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5.018cm" svg:height="2.454cm" svg:x="14.745cm" svg:y="3.747cm">
          <text:p text:style-name="P2"><text:span text:style-name="T1">Intelligent Ag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486cm" svg:height="2.454cm" svg:x="14.524cm" svg:y="9.978cm">
          <text:p text:style-name="P2"><text:span text:style-name="T1">HTTP Database</text:span></text:p>
          <text:p text:style-name="P2"><text:span text:style-name="T1">(1 DB per app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8.048cm" svg:y1="7.868cm" svg:x2="14.524cm" svg:y2="11.205cm" draw:start-shape="id1" draw:end-shape="id2" draw:end-glue-point="6" svg:d="M8048 7868l6476 3337" svg:viewBox="0 0 6477 3338">
          <text:p/>
        </draw:connector>
        <draw:connector draw:style-name="gr4" draw:text-style-name="P5" draw:layer="layout" draw:type="line" svg:x1="17.254cm" svg:y1="6.201cm" svg:x2="17.267cm" svg:y2="9.978cm" draw:start-shape="id3" draw:end-shape="id2" svg:d="M17254 6201l13 3777" svg:viewBox="0 0 14 3778">
          <text:p/>
        </draw:connector>
        <draw:connector draw:style-name="gr4" draw:text-style-name="P5" draw:layer="layout" draw:type="line" svg:x1="8.048cm" svg:y1="7.868cm" svg:x2="14.745cm" svg:y2="4.974cm" draw:start-shape="id1" draw:start-glue-point="1" draw:end-shape="id3" svg:d="M8048 7868l6697-2894" svg:viewBox="0 0 6698 2895">
          <text:p/>
        </draw:connector>
        <draw:custom-shape draw:style-name="gr5" draw:text-style-name="P4" xml:id="id4" draw:id="id4" draw:layer="layout" svg:width="4.491cm" svg:height="2.398cm" svg:x="2.923cm" svg:y="13.094cm">
          <text:p text:style-name="P2"><text:span text:style-name="T1">Sandbox's DB</text:span></text:p>
          <text:p text:style-name="P2"><text:span text:style-name="T1">(config, logs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4.934cm" svg:y1="11.823cm" svg:x2="5.168cm" svg:y2="13.094cm" draw:start-shape="id1" draw:end-shape="id4" svg:d="M4934 11823l234 1271" svg:viewBox="0 0 235 1272">
          <text:p/>
        </draw:connector>
        <draw:frame draw:style-name="gr6" draw:text-style-name="P6" draw:layer="layout" svg:width="5.29cm" svg:height="0.962cm" svg:x="8.075cm" svg:y="1.002cm">
          <draw:text-box>
            <text:p><text:span text:style-name="T1">Design Overview</text:span></text:p>
          </draw:text-box>
        </draw:frame>
        <draw:custom-shape draw:style-name="gr7" draw:text-style-name="P7" draw:layer="layout" svg:width="5.044cm" svg:height="2.039cm" svg:x="2.563cm" svg:y="7.139cm">
          <text:p text:style-name="P2"><text:span text:style-name="T1">Core App</text:span></text:p>
          <text:p text:style-name="P2"><text:span text:style-name="T1">(Full Web Stack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44cm" svg:height="2.039cm" svg:x="2.481cm" svg:y="4.466cm">
          <text:p text:style-name="P2"><text:span text:style-name="T1">3rd Party App</text:span></text:p>
          <text:p text:style-name="P2"><text:span text:style-name="T1">HTML/CSS/JS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803cm" svg:height="1.674cm" svg:x="2.615cm" svg:y="9.691cm">
          <draw:text-box>
            <text:p text:style-name="P2"><text:span text:style-name="T1">CEF</text:span></text:p>
            <text:p text:style-name="P2"><text:span text:style-name="T1">Sandbox (C++)</text:span></text:p>
          </draw:text-box>
        </draw:frame>
        <draw:frame draw:style-name="gr9" draw:text-style-name="P6" draw:layer="layout" svg:width="19.154cm" svg:height="10.277cm" svg:x="1cm" svg:y="16.232cm">
          <draw:text-box>
            <text:p><text:span text:style-name="T1">- 3</text:span><text:span text:style-name="T2">rd</text:span><text:span text:style-name="T1"> Party Apps are just HTML/CSS/JavaScript.</text:span></text:p>
            <text:p><text:span text:style-name="T1"><text:s text:c="2"/></text:span><text:span text:style-name="T1">They directly auth and access data in HTTP Database (REST).</text:span></text:p>
            <text:p><text:span text:style-name="T1"><text:s text:c="2"/></text:span><text:span text:style-name="T1">The sandbox prevents them from accessing anything else</text:span></text:p>
            <text:p><text:span text:style-name="T1"><text:s text:c="2"/></text:span><text:span text:style-name="T1">except perhaps the Intelligent Agent (explained elsewhere).</text:span></text:p>
            <text:p><text:span text:style-name="T1">- Core Apps are like 3</text:span><text:span text:style-name="T2">rd</text:span><text:span text:style-name="T1"> Party Apps but they have access to the</text:span></text:p>
            <text:p><text:span text:style-name="T1"><text:s text:c="2"/></text:span><text:span text:style-name="T1">running web server that composes the Core Engine which</text:span></text:p>
            <text:p><text:span text:style-name="T1"><text:s text:c="2"/></text:span><text:span text:style-name="T1">is the primary source code base for this project.</text:span></text:p>
            <text:p><text:span text:style-name="T1">- Sanbox's DB will likely be SQLite. It's the data the sandbox</text:span></text:p>
            <text:p><text:span text:style-name="T1"><text:s text:c="2"/></text:span><text:span text:style-name="T1">Needs in order to run and contains sandbox related permissions</text:span></text:p>
            <text:p><text:span text:style-name="T1"><text:s text:c="2"/></text:span><text:span text:style-name="T1">for each app. Determines access to the DB and Intelligent Agent</text:span></text:p>
            <text:p><text:span text:style-name="T1">- HTTP Database will likely be CouchDB and will be multi-tenant in</text:span></text:p>
            <text:p><text:span text:style-name="T1"><text:s text:c="2"/></text:span><text:span text:style-name="T1">that each 3</text:span><text:span text:style-name="T2">rd</text:span><text:span text:style-name="T1"> Party App will have its own database.</text:span></text:p>
            <text:p><text:span text:style-name="T1">- Intelligent agent can control web browser through CEF API</text:span></text:p>
            <text:p><text:span text:style-name="T1"><text:s text:c="2"/></text:span><text:span text:style-name="T1">that allows arbitrary JS execution.</text:span></text:p>
          </draw:text-box>
        </draw:frame>
      </draw:page>
      <draw:page draw:name="page2" draw:style-name="dp1" draw:master-page-name="Default">
        <draw:custom-shape draw:style-name="gr10" draw:text-style-name="P1" xml:id="id5" draw:id="id5" draw:layer="layout" svg:width="18.41cm" svg:height="6.174cm" svg:x="1.628cm" svg:y="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6" draw:id="id6" draw:layer="layout" svg:width="5.954cm" svg:height="2.398cm" svg:x="2.26cm" svg:y="10.668cm">
          <text:p text:style-name="P2"><text:span text:style-name="T1">Sandbox's SQLite</text:span></text:p>
          <text:p text:style-name="P2"><text:span text:style-name="T1">(auth, logs, config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10.833cm" svg:y1="9.702cm" svg:x2="8.214cm" svg:y2="11.867cm" draw:start-shape="id5" draw:end-shape="id6" svg:d="M10833 9702l-2619 2165" svg:viewBox="0 0 2620 2166">
          <text:p/>
        </draw:connector>
        <draw:frame draw:style-name="gr8" draw:text-style-name="P8" draw:layer="layout" svg:width="4.803cm" svg:height="1.674cm" svg:x="8.1cm" svg:y="7.321cm">
          <draw:text-box>
            <text:p text:style-name="P2"><text:span text:style-name="T1">CEF</text:span></text:p>
            <text:p text:style-name="P2"><text:span text:style-name="T1">Sandbox (C++)</text:span></text:p>
          </draw:text-box>
        </draw:frame>
        <draw:custom-shape draw:style-name="gr7" draw:text-style-name="P7" draw:layer="layout" svg:width="5.044cm" svg:height="2.039cm" svg:x="2.343cm" svg:y="4.549cm">
          <text:p text:style-name="P2"><text:span text:style-name="T1">Core App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.693cm" svg:height="0.962cm" svg:x="8.35cm" svg:y="1.35cm">
          <draw:text-box>
            <text:p>Core Overview</text:p>
          </draw:text-box>
        </draw:frame>
        <draw:custom-shape draw:style-name="gr7" draw:text-style-name="P7" draw:layer="layout" svg:width="5.044cm" svg:height="2.039cm" svg:x="8.434cm" svg:y="4.522cm">
          <text:p text:style-name="P2"><text:span text:style-name="T1">Core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44cm" svg:height="2.039cm" svg:x="14.415cm" svg:y="4.632cm">
          <text:p text:style-name="P2"><text:span text:style-name="T1">Core 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7.883cm" svg:height="4.63cm" svg:x="6.89cm" svg:y="14.5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10.833cm" svg:y1="9.702cm" svg:x2="10.831cm" svg:y2="14.525cm" draw:start-shape="id5" draw:end-shape="id7" svg:d="M10833 9702v2412h-2v2411" svg:viewBox="0 0 3 4824">
          <text:p text:style-name="P2">HTTP</text:p>
        </draw:connector>
        <draw:frame draw:style-name="gr15" draw:text-style-name="P8" draw:layer="layout" svg:width="2.648cm" svg:height="0.963cm" svg:x="9.314cm" svg:y="15.007cm">
          <draw:text-box>
            <text:p text:style-name="P2"><text:span text:style-name="T1">Node.js</text:span></text:p>
          </draw:text-box>
        </draw:frame>
        <draw:custom-shape draw:style-name="gr16" draw:text-style-name="P12" draw:layer="layout" svg:width="5.044cm" svg:height="2.039cm" svg:x="8.324cm" svg:y="16.482cm">
          <text:p text:style-name="P2"><text:span text:style-name="T1">Core Middle T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4.491cm" svg:height="2.398cm" svg:x="15.024cm" svg:y="11.469cm">
          <text:p text:style-name="P2"><text:span text:style-name="T1">Couch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3" draw:layer="layout" svg:x1="10.833cm" svg:y1="9.702cm" svg:x2="15.024cm" svg:y2="12.668cm" draw:start-shape="id5" draw:start-glue-point="2" draw:end-shape="id8" draw:end-glue-point="6" svg:d="M10833 9702v2966h4191" svg:viewBox="0 0 4192 2967">
          <text:p/>
        </draw:connector>
        <draw:connector draw:style-name="gr17" draw:text-style-name="P13" draw:layer="layout" svg:x1="14.773cm" svg:y1="16.84cm" svg:x2="17.269cm" svg:y2="13.867cm" draw:start-shape="id7" draw:end-shape="id8" svg:d="M14773 16840h2496v-2973" svg:viewBox="0 0 2497 2974">
          <text:p/>
        </draw:connector>
        <draw:frame draw:style-name="gr18" draw:text-style-name="P9" draw:layer="layout" svg:width="19.493cm" svg:height="7.361cm" svg:x="0.878cm" svg:y="19.542cm">
          <draw:text-box>
            <text:p>- In this design we have Node.js, which means the Core Middle Tier</text:p>
            <text:p><text:s text:c="2"/>is JavaScript driven. Writing in ClojureScript might be a good</text:p>
            <text:p><text:s text:c="2"/>way to get better language power behind the Core Middle Tier.</text:p>
            <text:p>- CouchDB seems a better technical fit over MongoDB and others.</text:p>
            <text:p>- Node.js will serve the Core Middle Tier but it is expected that</text:p>
            <text:p><text:s text:c="2"/>as the Core grows, so will the number of apps it will be hosting.</text:p>
            <text:p>- Core Apps are called such rather than “Core Frontend” because of</text:p>
            <text:p><text:s text:c="2"/>their ability to access the database directly. So long as all the app</text:p>
            <text:p><text:s text:c="2"/>needs is to modify the database, it has no technical reason to</text:p>
            <text:p><text:s text:c="2"/>talk to Node.js.</text:p>
          </draw:text-box>
        </draw:frame>
      </draw:page>
      <draw:page draw:name="page3" draw:style-name="dp1" draw:master-page-name="Default">
        <draw:custom-shape draw:style-name="gr19" draw:text-style-name="P2" draw:layer="layout" svg:width="5.072cm" svg:height="2.039cm" svg:x="1.874cm" svg:y="6.917cm">
          <text:p text:style-name="P2">CEF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43cm" svg:height="2.039cm" svg:x="1.902cm" svg:y="4.409cm">
          <text:p text:style-name="P2">Chromium</text:p>
          <draw:enhanced-geometry svg:viewBox="0 0 21600 21600" draw:type="rectangle" draw:enhanced-path="M 0 0 L 21600 0 21600 21600 0 21600 0 0 Z N"/>
        </draw:custom-shape>
        <draw:custom-shape draw:style-name="gr7" draw:text-style-name="P14" xml:id="id11" draw:id="id11" draw:layer="layout" svg:width="5.044cm" svg:height="2.039cm" svg:x="1.874cm" svg:y="1.928cm">
          <text:p text:style-name="P2">3rd Party App</text:p>
          <text:p text:style-name="P2">HTML/CSS/JS</text:p>
          <draw:enhanced-geometry svg:viewBox="0 0 21600 21600" draw:type="rectangle" draw:enhanced-path="M 0 0 L 21600 0 21600 21600 0 21600 0 0 Z N"/>
        </draw:custom-shape>
        <draw:custom-shape draw:style-name="gr21" draw:text-style-name="P2" xml:id="id9" draw:id="id9" draw:layer="layout" svg:width="5.126cm" svg:height="1.929cm" svg:x="1.819cm" svg:y="9.453cm">
          <text:p text:style-name="P2">C++ Core</text:p>
          <draw:enhanced-geometry svg:viewBox="0 0 21600 21600" draw:type="rectangle" draw:enhanced-path="M 0 0 L 21600 0 21600 21600 0 21600 0 0 Z N"/>
        </draw:custom-shape>
        <draw:custom-shape draw:style-name="gr2" draw:text-style-name="P15" xml:id="id12" draw:id="id12" draw:layer="layout" svg:width="5.018cm" svg:height="2.454cm" svg:x="14.827cm" svg:y="2.12cm">
          <text:p text:style-name="P2">Intelligent Agent</text:p>
          <draw:enhanced-geometry svg:viewBox="0 0 21600 21600" draw:type="rectangle" draw:enhanced-path="M 0 0 L 21600 0 21600 21600 0 21600 0 0 Z N"/>
        </draw:custom-shape>
        <draw:custom-shape draw:style-name="gr3" draw:text-style-name="P16" xml:id="id10" draw:id="id10" draw:layer="layout" svg:width="5.486cm" svg:height="2.454cm" svg:x="14.606cm" svg:y="8.351cm">
          <text:p text:style-name="P2">CouchDB</text:p>
          <text:p text:style-name="P2">(User/App Data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6.945cm" svg:y1="10.417cm" svg:x2="14.606cm" svg:y2="9.578cm" draw:start-shape="id9" draw:end-shape="id10" svg:d="M6945 10417l7661-839" svg:viewBox="0 0 7662 840">
          <text:p/>
        </draw:connector>
        <draw:connector draw:style-name="gr4" draw:text-style-name="P5" draw:layer="layout" draw:type="line" svg:x1="6.918cm" svg:y1="2.947cm" svg:x2="14.606cm" svg:y2="9.578cm" draw:start-shape="id11" draw:end-shape="id10" draw:end-glue-point="6" svg:d="M6918 2947l7688 6631" svg:viewBox="0 0 7689 6632">
          <text:p/>
        </draw:connector>
        <draw:connector draw:style-name="gr4" draw:text-style-name="P5" draw:layer="layout" draw:type="line" svg:x1="17.336cm" svg:y1="4.574cm" svg:x2="17.349cm" svg:y2="8.351cm" draw:start-shape="id12" draw:end-shape="id10" svg:d="M17336 4574l13 3777" svg:viewBox="0 0 14 3778">
          <text:p/>
        </draw:connector>
        <draw:connector draw:style-name="gr4" draw:text-style-name="P5" draw:layer="layout" draw:type="line" svg:x1="6.918cm" svg:y1="2.947cm" svg:x2="14.827cm" svg:y2="3.347cm" draw:start-shape="id11" draw:start-glue-point="1" draw:end-shape="id12" svg:d="M6918 2947l7909 400" svg:viewBox="0 0 7910 401">
          <text:p/>
        </draw:connector>
        <draw:connector draw:style-name="gr4" draw:text-style-name="P5" draw:layer="layout" draw:type="line" svg:x1="6.945cm" svg:y1="10.417cm" svg:x2="14.827cm" svg:y2="3.347cm" draw:start-shape="id9" draw:start-glue-point="1" draw:end-shape="id12" svg:d="M6945 10417l7882-7070" svg:viewBox="0 0 7883 7071">
          <text:p/>
        </draw:connector>
        <draw:frame draw:style-name="gr22" draw:text-style-name="P9" draw:layer="layout" svg:width="17.139cm" svg:height="2.408cm" svg:x="1.711cm" svg:y="15.379cm">
          <draw:text-box>
            <text:p>3<text:span text:style-name="T3">rd</text:span> party apps that have data storage needs and will access</text:p>
            <text:p>CouchDB directly through JavaScript/JSON.</text:p>
            <text:p>They will have their own database in the CouchDB server.</text:p>
          </draw:text-box>
        </draw:frame>
        <draw:frame draw:style-name="gr23" draw:text-style-name="P9" draw:layer="layout" svg:width="18.282cm" svg:height="0.962cm" svg:x="1.648cm" svg:y="18.217cm">
          <draw:text-box>
            <text:p>The A.I. always authenticates who it's talking before interacting.</text:p>
          </draw:text-box>
        </draw:frame>
        <draw:custom-shape draw:style-name="gr24" draw:text-style-name="P16" xml:id="id13" draw:id="id13" draw:layer="layout" svg:width="4.189cm" svg:height="2.398cm" svg:x="2.261cm" svg:y="12.513cm">
          <text:p text:style-name="P2">SQLite</text:p>
          <text:p text:style-name="P2">(Core's DB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4.382cm" svg:y1="11.382cm" svg:x2="4.355cm" svg:y2="12.513cm" draw:start-shape="id9" draw:end-shape="id13" svg:d="M4382 11382l-27 1131" svg:viewBox="0 0 28 1132">
          <text:p/>
        </draw:connector>
        <draw:frame draw:style-name="gr6" draw:text-style-name="P9" draw:layer="layout" svg:width="5.29cm" svg:height="0.962cm" svg:x="8.074cm" svg:y="1cm">
          <draw:text-box>
            <text:p>Design Overview</text:p>
          </draw:text-box>
        </draw:frame>
      </draw:page>
      <draw:page draw:name="page4" draw:style-name="dp1" draw:master-page-name="Default">
        <draw:frame draw:style-name="gr25" draw:text-style-name="P6" draw:layer="layout" svg:width="4.02cm" svg:height="0.962cm" svg:x="8.377cm" svg:y="1.295cm">
          <draw:text-box>
            <text:p><text:span text:style-name="T1">Core Engine</text:span></text:p>
          </draw:text-box>
        </draw:frame>
        <draw:frame draw:style-name="gr26" draw:text-style-name="P6" draw:layer="layout" svg:width="14.222cm" svg:height="5.228cm" svg:x="1.875cm" svg:y="2.648cm">
          <draw:text-box>
            <text:p><text:span text:style-name="T1">Jobs:</text:span></text:p>
            <text:p><text:span text:style-name="T1">- Browser (CEF) Mgmt</text:span></text:p>
            <text:p><text:span text:style-name="T1">- Extensions API &amp; Mgmt</text:span></text:p>
            <text:p><text:span text:style-name="T1">- App API &amp; Mgmt</text:span></text:p>
            <text:p><text:span text:style-name="T1">- App Sandboxing</text:span></text:p>
            <text:p><text:span text:style-name="T1">- Core Web API</text:span></text:p>
            <text:p><text:span text:style-name="T1">- Permissions API &amp; Schema (Groups/ACLs, etc)</text:span></text:p>
          </draw:text-box>
        </draw:frame>
        <draw:custom-shape draw:style-name="gr27" draw:text-style-name="P4" draw:layer="layout" svg:width="3.914cm" svg:height="1.874cm" draw:transform="skewX (0.00541052068118242) rotate (0.00523598775598299) translate (8.489cm 12.767cm)">
          <text:p text:style-name="P2"><text:span text:style-name="T1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7" draw:layer="layout" svg:width="5.043cm" svg:height="1.543cm" svg:x="8.02cm" svg:y="10.774cm">
          <text:p text:style-name="P2"><text:span text:style-name="T1">Core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5.043cm" svg:height="1.543cm" svg:x="8.02cm" svg:y="8.93cm">
          <text:p text:style-name="P2"><text:span text:style-name="T1">Browser (CEF)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5.512cm" svg:height="2.094cm" svg:x="2.177cm" svg:y="10.445cm">
          <text:p text:style-name="P2"><text:span text:style-name="T1">Extens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6" draw:layer="layout" svg:width="13.151cm" svg:height="2.384cm" svg:x="2.314cm" svg:y="16.591cm">
          <draw:text-box>
            <text:p><text:span text:style-name="T1">Functionality accessible via Core Web API.</text:span></text:p>
            <text:p><text:span text:style-name="T1">UI implemented as a collection of Core Apps.</text:span></text:p>
            <text:p><text:span text:style-name="T1">CLI also available for certain tasks.</text:span></text:p>
          </draw:text-box>
        </draw:frame>
        <draw:custom-shape draw:style-name="gr30" draw:text-style-name="P18" draw:layer="layout" svg:width="5.512cm" svg:height="2.094cm" svg:x="13.367cm" svg:y="8.517cm">
          <text:p text:style-name="P2"><text:span text:style-name="T1">App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frame draw:style-name="gr32" draw:text-style-name="P9" draw:layer="layout" svg:width="3.461cm" svg:height="0.962cm" svg:x="8.684cm" svg:y="1.351cm">
          <draw:text-box>
            <text:p>Core Apps</text:p>
          </draw:text-box>
        </draw:frame>
        <draw:custom-shape draw:style-name="gr33" draw:text-style-name="P14" xml:id="id14" draw:id="id14" draw:layer="layout" svg:width="5.043cm" svg:height="1.517cm" svg:x="7.995cm" svg:y="3.775cm">
          <text:p text:style-name="P2">Core App</text:p>
          <draw:enhanced-geometry svg:viewBox="0 0 21600 21600" draw:type="rectangle" draw:enhanced-path="M 0 0 L 21600 0 21600 21600 0 21600 0 0 Z N"/>
        </draw:custom-shape>
        <draw:custom-shape draw:style-name="gr34" draw:text-style-name="P19" xml:id="id15" draw:id="id15" draw:layer="layout" svg:width="5.043cm" svg:height="1.793cm" svg:x="8.02cm" svg:y="10.583cm">
          <text:p text:style-name="P2">Core Web API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6.893cm" svg:height="8.072cm" svg:x="2.233cm" svg:y="18.273cm">
          <draw:text-box>
            <text:p>A Core App is HTML/CSS/JS, and looks like a normal app.</text:p>
            <text:p>The difference is it has permissions to the Core Web API.</text:p>
            <text:p>A Core App would be used to build the Core UI and tools.</text:p>
            <text:p/>
            <text:p>The Core Web API can perform core tasks like:</text:p>
            <text:p><text:s/>- App Installation/removal</text:p>
            <text:p><text:s/>- Permission Management</text:p>
            <text:p><text:s/>- Configure URL filtering and other app sandboxing.</text:p>
            <text:p><text:s/>- Options/Settings/Configuration of the core framework.</text:p>
            <text:p><text:s/>- Audio &amp; Video configuration</text:p>
            <text:p><text:s/>- Exit program</text:p>
          </draw:text-box>
        </draw:frame>
        <draw:custom-shape draw:style-name="gr36" draw:text-style-name="P20" draw:layer="layout" svg:width="3.914cm" svg:height="1.874cm" draw:transform="skewX (0.00541052068118242) rotate (0.00523598775598299) translate (8.489cm 14.644cm)">
          <text:p text:style-name="P2"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0" draw:layer="layout" svg:width="5.043cm" svg:height="1.543cm" svg:x="7.965cm" svg:y="5.512cm">
          <text:p text:style-name="P2">Browser (CEF)</text:p>
          <draw:enhanced-geometry svg:viewBox="0 0 21600 21600" draw:type="rectangle" draw:enhanced-path="M 0 0 L 21600 0 21600 21600 0 21600 0 0 Z N"/>
        </draw:custom-shape>
        <draw:connector draw:style-name="gr37" draw:text-style-name="P5" draw:layer="layout" draw:type="curve" svg:x1="7.995cm" svg:y1="4.533cm" svg:x2="8.02cm" svg:y2="11.479cm" draw:start-shape="id14" draw:start-glue-point="3" draw:end-shape="id15" svg:d="M7995 4533c-753 0-765 6946 25 6946" svg:viewBox="0 0 592 6947">
          <text:p text:style-name="P2">Web Command</text:p>
          <text:p text:style-name="P2">http://core/settings?foo=bar</text:p>
        </draw:connector>
        <draw:custom-shape draw:style-name="gr29" draw:text-style-name="P20" draw:layer="layout" svg:width="5.043cm" svg:height="1.543cm" svg:x="8.02cm" svg:y="12.651cm">
          <text:p text:style-name="P2">Core Engin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38" draw:text-style-name="P9" draw:layer="layout" svg:width="4.511cm" svg:height="0.962cm" svg:x="8.957cm" svg:y="1.764cm">
          <draw:text-box>
            <text:p>Core Web API</text:p>
          </draw:text-box>
        </draw:frame>
        <draw:frame draw:style-name="gr39" draw:text-style-name="P9" draw:layer="layout" svg:width="19.315cm" svg:height="20.87cm" svg:x="1.296cm" svg:y="3.335cm">
          <draw:text-box>
            <text:p>Not network connected.</text:p>
            <text:p>Requests handled by Core Engine through CEF API.</text:p>
            <text:p>virtual bool OnBeforeNavigation(</text:p>
            <text:p><text:s text:c="34"/>CefRefPtr&lt;CefBrowser&gt; browser,</text:p>
            <text:p><text:s text:c="34"/>CefRefPtr&lt;CefFrame&gt; frame,</text:p>
            <text:p><text:s text:c="34"/>CefRefPtr&lt;CefRequest&gt; request,</text:p>
            <text:p><text:s text:c="34"/>NavigationType navigation_type,</text:p>
            <text:p><text:s text:c="34"/>bool is_redirect) OVERRIDE { … }</text:p>
            <text:p>Should be similar to creating any other scripting interface.</text:p>
            <text:p>- Core must define and implement API functions in C++.</text:p>
            <text:p>- Web API calls invoke functions by name with send args (REST).</text:p>
            <text:p>- Receiving a request:</text:p>
            <text:p><text:s/>– Examine URL</text:p>
            <text:p><text:s/>– Examine if GET, POST, PUT, DELETE</text:p>
            <text:p><text:s/>– Read JSON body</text:p>
            <text:p>- Responding</text:p>
            <text:p><text:s/>– Respond synchronously with proper HTTP headers and JSON</text:p>
            <text:p><text:s text:c="4"/>Body.</text:p>
            <text:p>- Non of the communication is over the network, it's all in CEF.</text:p>
            <text:p>- If we can avoid using a web server to handle this loop, we should.</text:p>
            <text:p/>
            <text:p>An alternative to a REST API might be to use a queue in between</text:p>
            <text:p>the app and engine (client and server) that is built on CouchDB.</text:p>
            <text:p>This can be accomplished by either polling the queue or using</text:p>
            <text:p>continuous _changes monitoring</text:p>
            <text:p>(<text:a xlink:href="http://localhost:5984/db/_changes?feed=continuous" xlink:type="simple">http://localhost:5984/db/_changes?feed=continuous</text:a>).</text:p>
            <text:p>This way CouchDB becomes a persistent queue on top of which</text:p>
            <text:p>a client-server protocol can be built. From C++ the queue can be</text:p>
            <text:p>accessed using libcurl.</text:p>
          </draw:text-box>
        </draw:frame>
      </draw:page>
      <draw:page draw:name="page7" draw:style-name="dp1" draw:master-page-name="Default">
        <draw:frame draw:style-name="gr40" draw:text-style-name="P9" draw:layer="layout" svg:width="4.304cm" svg:height="0.962cm" svg:x="8.654cm" svg:y="1.24cm">
          <draw:text-box>
            <text:p>App Sandbox</text:p>
          </draw:text-box>
        </draw:frame>
        <draw:frame draw:style-name="gr41" draw:text-style-name="P9" draw:layer="layout" svg:width="9.553cm" svg:height="0.962cm" svg:x="2.314cm" svg:y="3.308cm">
          <draw:text-box>
            <text:p>$home/apps/3rd_party/activated</text:p>
          </draw:text-box>
        </draw:frame>
        <draw:frame draw:style-name="gr42" draw:text-style-name="P9" draw:layer="layout" svg:width="5.574cm" svg:height="0.962cm" svg:x="2.344cm" svg:y="2.288cm">
          <draw:text-box>
            <text:p>$home/apps/core/</text:p>
          </draw:text-box>
        </draw:frame>
        <draw:frame draw:style-name="gr43" draw:text-style-name="P9" draw:layer="layout" svg:width="10.535cm" svg:height="0.962cm" svg:x="2.312cm" svg:y="5.318cm">
          <draw:text-box>
            <text:p>$home/apps/3rd_party/quarantined/</text:p>
          </draw:text-box>
        </draw:frame>
        <draw:frame draw:style-name="gr44" draw:text-style-name="P9" draw:layer="layout" svg:width="10.433cm" svg:height="0.962cm" svg:x="2.287cm" svg:y="4.326cm">
          <draw:text-box>
            <text:p>$home/apps/3rd_party/deactivated/</text:p>
          </draw:text-box>
        </draw:frame>
        <draw:frame draw:style-name="gr45" draw:text-style-name="P9" draw:layer="layout" svg:width="17.935cm" svg:height="16.652cm" svg:x="1.902cm" svg:y="7.386cm">
          <draw:text-box>
            <text:p>- Since all apps are web page apps they are sandboxed by</text:p>
            <text:p><text:s text:c="2"/>the browser, as with a typical web page.</text:p>
            <text:p>- Apps have no network access.</text:p>
            <text:p>- Apps navigate via URLs like normal web pages do, but the</text:p>
            <text:p><text:s text:c="2"/>URLs have no meaning unless they point to something they</text:p>
            <text:p><text:s text:c="2"/>are pre-approved to access, such as a file in their app home</text:p>
            <text:p><text:s text:c="2"/>or to their database.</text:p>
            <text:p>- They can request to be updated.</text:p>
            <text:p>- 'core' contains Core Apps that compose the Core's UI.</text:p>
            <text:p>- 'activated' are the apps the user will see in their main UI.</text:p>
            <text:p>- 'deactivated' are not removed but not shown in the main UI.</text:p>
            <text:p>- 'quarantined' are misbehaving apps.</text:p>
            <text:p>- Any apps on disk or that have databases but are not shown</text:p>
            <text:p><text:s text:c="2"/>in the main UI will have methods for the user to finally</text:p>
            <text:p><text:s text:c="2"/>delete or purge at some point through a secondary app</text:p>
            <text:p><text:s text:c="2"/>management UI.</text:p>
            <text:p>- A 3<text:span text:style-name="T3">rd</text:span> party app can will have read access to its own files</text:p>
            <text:p><text:s text:c="2"/>and full permissions over its own database.</text:p>
            <text:p>- A 3<text:span text:style-name="T3">rd</text:span> party app will be able to talk to a general API (or to an</text:p>
            <text:p>Intelligent agent) to report activity such as progress.</text:p>
            <text:p>It cannot control what happens with those reports and should</text:p>
            <text:p>not rely on them being recorded. Merely send and forget.</text:p>
            <text:p>(e.g. http://core/3rdPartyReport/milestone/complete?name=...)</text:p>
          </draw:text-box>
        </draw:frame>
      </draw:page>
      <draw:page draw:name="page8" draw:style-name="dp1" draw:master-page-name="Default">
        <draw:frame draw:style-name="gr46" draw:text-style-name="P9" draw:layer="layout" svg:width="6.738cm" svg:height="0.962cm" svg:x="7.772cm" svg:y="1.213cm">
          <draw:text-box>
            <text:p>App Install &amp; Removal</text:p>
          </draw:text-box>
        </draw:frame>
        <draw:frame draw:style-name="gr47" draw:text-style-name="P9" draw:layer="layout" svg:width="18.697cm" svg:height="6.65cm" svg:x="1.71cm" svg:y="3.115cm">
          <draw:text-box>
            <text:p>- The definition of deleting the app should be that it is removed</text:p>
            <text:p><text:s text:c="2"/>from the hard disk.</text:p>
            <text:p>- Deleting gives the user the option of removing its database.</text:p>
            <text:p><text:s text:c="2"/>Traces of an app such as an app's install log history will remain.</text:p>
            <text:p>- Purging an app is the process of completely removing traces</text:p>
            <text:p><text:s text:c="2"/>the app may have left behind. User will be prompted to</text:p>
            <text:p><text:s text:c="2"/>choose severity the purge.</text:p>
            <text:p>- Example: purging an apps history will remove any memory</text:p>
            <text:p><text:s text:c="2"/>ever having been installed, period.</text:p>
          </draw:text-box>
        </draw:frame>
        <draw:frame draw:style-name="gr48" draw:text-style-name="P9" draw:layer="layout" svg:width="3.177cm" svg:height="0.962cm" svg:x="0.965cm" svg:y="2.122cm">
          <draw:text-box>
            <text:p>Removal:</text:p>
          </draw:text-box>
        </draw:frame>
        <draw:frame draw:style-name="gr49" draw:text-style-name="P9" draw:layer="layout" svg:width="19.59cm" svg:height="0.962cm" svg:x="0.973cm" svg:y="9.814cm">
          <draw:text-box>
            <text:p>Installation: (installations are blocking – only one at a time - queued)</text:p>
          </draw:text-box>
        </draw:frame>
        <draw:frame draw:style-name="gr50" draw:text-style-name="P9" draw:layer="layout" svg:width="18.142cm" svg:height="9.494cm" svg:x="1.958cm" svg:y="10.721cm">
          <draw:text-box>
            <text:p>- Download tarball (not blocking)</text:p>
            <text:p>- Tracking of what apps you download and update is inevitable.</text:p>
            <text:p>- Solution left to user (e.g. onion-routing proxy or similar).</text:p>
            <text:p>- Examine manifest and other per-installation info</text:p>
            <text:p>- Determine type of app and its requirements</text:p>
            <text:p>- Interact with user: license, auth, settings, privacy/tracking</text:p>
            <text:p>- If user stops installation they can approval deleting</text:p>
            <text:p>- If something fails app files sit dormant for later cleanup</text:p>
            <text:p>- If approved, safely extract into app tmp directory</text:p>
            <text:p>- Run generic install verifier routine</text:p>
            <text:p>- On success do atomic copy/rename to final app home dir</text:p>
            <text:p>- Run final verifier routine</text:p>
            <text:p>- On success. Register as installed. Transaction complete.</text:p>
          </draw:text-box>
        </draw:frame>
      </draw:page>
      <draw:page draw:name="page9" draw:style-name="dp1" draw:master-page-name="Default">
        <draw:frame draw:style-name="gr51" draw:text-style-name="P9" draw:layer="layout" svg:width="19.196cm" svg:height="8.072cm" svg:x="1.166cm" svg:y="8.005cm">
          <draw:text-box>
            <text:p>- For example this will allows a single educational app to host</text:p>
            <text:p><text:s text:c="2"/>multiple lessons instead of lesson 1 &amp; 2 being separate apps.</text:p>
            <text:p><text:s text:c="2"/>The next lesson is an on-demand update to the original app.</text:p>
            <text:p>- Introduces additional tracking risk</text:p>
            <text:p>- To mitigate tracking risk, require updates be universal not specific</text:p>
            <text:p><text:s text:c="2"/>to a given user. Enforcement of this will introduce complications.</text:p>
            <text:p>- Perhaps require that any update downloads be part of the</text:p>
            <text:p><text:s text:c="2"/>original app's manifest, thus preventing downloads for user</text:p>
            <text:p><text:s text:c="2"/>specific content by standardizing update packages.</text:p>
            <text:p>- Users should be annoyed and even warned if an app requires</text:p>
            <text:p><text:s text:c="2"/>updates too frequently.</text:p>
          </draw:text-box>
        </draw:frame>
        <draw:frame draw:style-name="gr52" draw:text-style-name="P9" draw:layer="layout" svg:width="12.732cm" svg:height="0.962cm" svg:x="1cm" svg:y="6.816cm">
          <draw:text-box>
            <text:p>Incremental updates / patches / extensions:</text:p>
          </draw:text-box>
        </draw:frame>
        <draw:frame draw:style-name="gr53" draw:text-style-name="P9" draw:layer="layout" svg:width="3.038cm" svg:height="0.962cm" svg:x="1cm" svg:y="3.456cm">
          <draw:text-box>
            <text:p>Updates:</text:p>
          </draw:text-box>
        </draw:frame>
        <draw:frame draw:style-name="gr54" draw:text-style-name="P9" draw:layer="layout" svg:width="16.03cm" svg:height="1.673cm" svg:x="1.737cm" svg:y="4.308cm">
          <draw:text-box>
            <text:p>- Full app download and reinstall – with data preserved.</text:p>
            <text:p>- Transactional (atomic, rollback)</text:p>
          </draw:text-box>
        </draw:frame>
        <draw:frame draw:style-name="gr55" draw:text-style-name="P9" draw:layer="layout" svg:width="4.164cm" svg:height="0.962cm" svg:x="8.599cm" svg:y="1.378cm">
          <draw:text-box>
            <text:p>App Updates</text:p>
          </draw:text-box>
        </draw:frame>
      </draw:page>
      <draw:page draw:name="page10" draw:style-name="dp1" draw:master-page-name="Default">
        <draw:frame draw:style-name="gr56" draw:text-style-name="P6" draw:layer="layout" svg:width="4.909cm" svg:height="0.962cm" svg:x="8.076cm" svg:y="1.544cm">
          <draw:text-box>
            <text:p><text:span text:style-name="T1">Synch / Backup</text:span></text:p>
          </draw:text-box>
        </draw:frame>
        <draw:frame draw:style-name="gr57" draw:text-style-name="P6" draw:layer="layout" svg:width="16.462cm" svg:height="2.384cm" svg:x="2.573cm" svg:y="17.255cm">
          <draw:text-box>
            <text:p><text:span text:style-name="T1">The hosted service would serve these functions:</text:span></text:p>
            <text:p><text:span text:style-name="T1">- Backup of encrypted data.</text:span></text:p>
            <text:p><text:span text:style-name="T1">- Make each device (CouchDB) able to reach each other.</text:span></text:p>
          </draw:text-box>
        </draw:frame>
        <draw:custom-shape draw:style-name="gr58" draw:text-style-name="P12" xml:id="id17" draw:id="id17" draw:layer="layout" svg:width="8.267cm" svg:height="2.59cm" svg:x="5.293cm" svg:y="6.559cm">
          <text:p text:style-name="P2"><text:span text:style-name="T1">Hosted Backup</text:span></text:p>
          <text:p text:style-name="P2"><text:span text:style-name="T1">And Synch Service</text:span></text:p>
          <draw:enhanced-geometry svg:viewBox="0 0 21600 21600" draw:type="rectangle" draw:enhanced-path="M 0 0 L 21600 0 21600 21600 0 21600 0 0 Z N"/>
        </draw:custom-shape>
        <draw:connector draw:style-name="gr59" draw:text-style-name="P11" draw:layer="layout" svg:x1="3.611cm" svg:y1="12.595cm" svg:x2="9.426cm" svg:y2="9.149cm" draw:start-shape="id16" draw:end-shape="id17" svg:d="M3611 12595v-1723h5815v-1723" svg:viewBox="0 0 5816 3447">
          <text:p/>
        </draw:connector>
        <draw:connector draw:style-name="gr59" draw:text-style-name="P11" draw:layer="layout" svg:x1="13.56cm" svg:y1="7.854cm" svg:x2="17.144cm" svg:y2="13.573cm" draw:start-shape="id17" draw:end-shape="id18" svg:d="M13560 7854h1792v5719h1792" svg:viewBox="0 0 3585 5720">
          <text:p/>
        </draw:connector>
        <draw:custom-shape draw:style-name="gr60" draw:text-style-name="P4" xml:id="id16" draw:id="id16" draw:layer="layout" svg:width="2.976cm" svg:height="2.068cm" svg:x="2.123cm" svg:y="12.595cm">
          <text:p text:style-name="P2"><text:span text:style-name="T1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1" draw:text-style-name="P4" xml:id="id18" draw:id="id18" draw:layer="layout" svg:width="2.976cm" svg:height="2.067cm" svg:x="17.144cm" svg:y="12.54cm">
          <text:p text:style-name="P2"><text:span text:style-name="T1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4" xml:id="id19" draw:id="id19" draw:layer="layout" svg:width="2.976cm" svg:height="2.123cm" svg:x="16.234cm" svg:y="2.674cm">
          <text:p text:style-name="P2"><text:span text:style-name="T1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9" draw:text-style-name="P11" draw:layer="layout" svg:x1="17.722cm" svg:y1="4.797cm" svg:x2="9.426cm" svg:y2="6.559cm" draw:start-shape="id19" draw:end-shape="id17" draw:end-glue-point="0" svg:d="M17722 4797v881h-8296v881" svg:viewBox="0 0 8297 1763">
          <text:p/>
        </draw:connector>
        <draw:frame draw:style-name="gr63" draw:text-style-name="P21" draw:layer="layout" svg:width="17.664cm" svg:height="5.228cm" svg:x="2.248cm" svg:y="20.472cm">
          <draw:text-box>
            <text:p>If a user is using the system from two separate instances</text:p>
            <text:p>simultaneously there may be conflicts, and not just for synch</text:p>
            <text:p>Reasons. The app may not support it.</text:p>
            <text:p/>
            <text:p>Each app will have to decide if it allows simultaneous access – a feature than can merely state in the</text:p>
            <text:p>App's manifest at install time.</text:p>
          </draw:text-box>
        </draw:frame>
      </draw:page>
      <draw:page draw:name="page11" draw:style-name="dp1" draw:master-page-name="Default">
        <draw:frame draw:style-name="gr64" draw:text-style-name="P9" draw:layer="layout" svg:width="8.986cm" svg:height="0.962cm" svg:x="6.615cm" svg:y="1.296cm">
          <draw:text-box>
            <text:p>Core Engine (Node.js version)</text:p>
          </draw:text-box>
        </draw:frame>
        <draw:frame draw:style-name="gr65" draw:text-style-name="P9" draw:layer="layout" svg:width="19.011cm" svg:height="13.073cm" svg:x="1.406cm" svg:y="2.674cm">
          <draw:text-box>
            <text:p>Key differences:</text:p>
            <text:p>- Node.js installation required (22MB on disk).</text:p>
            <text:p>- Less C++. All of the Core Engine that can be implemented in JS</text:p>
            <text:p><text:s text:c="2"/>will be. C++ just bridges the gap between CEF and the Core</text:p>
            <text:p><text:s text:c="2"/>written on Node.js.</text:p>
            <text:p>- No SQLite database. All in CouchDB. C++ doesn't have a nice</text:p>
            <text:p><text:s text:c="2"/>API for CouchDB (libcurl etc.) while JS is ideal for this.</text:p>
            <text:p>- Benefits for Core Apps:</text:p>
            <text:p><text:s text:c="2"/>No awkward ad-hoc pseudo REST API in C++ using CEF's</text:p>
            <text:p><text:s text:c="2"/>OnBeforeBrowse(). Instead Core UI frontends talk to a Core web</text:p>
            <text:p><text:s text:c="2"/>middle tier which talks to the database, like a normal web app.</text:p>
            <text:p>- Benefits for 3<text:span text:style-name="T3">rd</text:span> party apps:</text:p>
            <text:p><text:s text:c="2"/>Web server will sandbox as they do to the web root and apps</text:p>
            <text:p><text:s text:c="2"/>Will have have http URLS (<text:a xlink:href="http://myapp/foo" xlink:type="simple">http://myapp/foo</text:a>) instead of the work</text:p>
            <text:p><text:s text:c="2"/>I will have to do to get <text:a xlink:href="../../../../../../myapp/foo" xlink:type="simple">file:///myapp/foo</text:a> working and safe.</text:p>
            <text:p>- Along with MongoDB the core being build on MEAN is attractive.</text:p>
            <text:p>- Plain-text (JavaScript) core may present more risks, though it's</text:p>
            <text:p><text:s text:c="2"/>more hackable and no compile times.</text:p>
          </draw:text-box>
        </draw:frame>
        <draw:frame draw:style-name="gr66" draw:text-style-name="P9" draw:layer="layout" svg:width="8.842cm" svg:height="0.962cm" svg:x="6.532cm" svg:y="17.227cm">
          <draw:text-box>
            <text:p>Core Engine (Clojure version)</text:p>
          </draw:text-box>
        </draw:frame>
        <draw:frame draw:style-name="gr67" draw:text-style-name="P9" draw:layer="layout" svg:width="18.113cm" svg:height="5.939cm" svg:x="2.012cm" svg:y="18.823cm">
          <draw:text-box>
            <text:p>Key differences:</text:p>
            <text:p>- All the benefits to the Node.js version.</text:p>
            <text:p>- JVM installation required. Larger and more cumbersome than</text:p>
            <text:p><text:s text:c="2"/>Node.js – unless of course the user already has Java.</text:p>
            <text:p>- Less C++ and Less JS. More Clojure goodness.</text:p>
            <text:p>- If a browser Java browser plugin is possible to (A) install and</text:p>
            <text:p><text:s text:c="2"/>(B) restrict to just Core Apps, then the JVM could be used</text:p>
            <text:p><text:s text:c="2"/>for certain Core Interface features.</text:p>
          </draw:text-box>
        </draw:frame>
      </draw:page>
      <draw:page draw:name="page12" draw:style-name="dp1" draw:master-page-name="Default">
        <draw:frame draw:style-name="gr68" draw:text-style-name="P9" draw:layer="layout" svg:width="7.017cm" svg:height="0.962cm" svg:x="7cm" svg:y="1.379cm">
          <draw:text-box>
            <text:p>MongoDB vs CouchDB</text:p>
          </draw:text-box>
        </draw:frame>
        <draw:frame draw:style-name="gr69" draw:text-style-name="P9" draw:layer="layout" svg:width="19.074cm" svg:height="5.939cm" svg:x="1.406cm" svg:y="3.308cm">
          <draw:text-box>
            <text:p>- CouchDB (120MB on disk, mobile distribution not likely)</text:p>
            <text:p>- MongoDB (286MB on disk, mobile distribution not likely)</text:p>
            <text:p>- MongoDB has far more momentum and more excited community</text:p>
            <text:p>- CouchDB is more of a natural fit since it comes built with a web</text:p>
            <text:p><text:s text:c="2"/>API and it's offline-ness and synching were there from day 1.</text:p>
            <text:p>- MongoDB requires a separate web API (RESTHeart).</text:p>
            <text:p>- CouchDB replication looks trivially easy.</text:p>
            <text:p>- MongoDB replication looks more complicat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02:23:20.344000000</meta:creation-date>
    <dc:date>2015-10-02T22:03:35.680000000</dc:date>
    <meta:editing-duration>PT19H28M3S</meta:editing-duration>
    <meta:editing-cycles>184</meta:editing-cycles>
    <meta:generator>LibreOffice/5.0.1.2$Windows_x86 LibreOffice_project/81898c9f5c0d43f3473ba111d7b351050be20261</meta:generator>
    <meta:document-statistic meta:object-count="95"/>
  </office:meta>
</office:document-meta>
</file>